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a298d" officeooo:paragraph-rsid="002a298d" style:font-weight-asian="bold" style:font-weight-complex="bold"/>
    </style:style>
    <style:style style:name="P2" style:family="paragraph" style:parent-style-name="Standard">
      <style:text-properties fo:font-weight="bold" officeooo:rsid="00303fa0" officeooo:paragraph-rsid="00303fa0" style:font-weight-asian="bold" style:font-weight-complex="bold"/>
    </style:style>
    <style:style style:name="P3" style:family="paragraph" style:parent-style-name="Standard">
      <style:text-properties fo:font-weight="bold" officeooo:rsid="003f0c3d" officeooo:paragraph-rsid="003f0c3d" style:font-weight-asian="bold" style:font-weight-complex="bold"/>
    </style:style>
    <style:style style:name="P4" style:family="paragraph" style:parent-style-name="Standard">
      <style:text-properties fo:font-weight="bold" officeooo:rsid="0044ea0c" officeooo:paragraph-rsid="0044ea0c" style:font-weight-asian="bold" style:font-weight-complex="bold"/>
    </style:style>
    <style:style style:name="P5" style:family="paragraph" style:parent-style-name="Standard">
      <style:text-properties fo:font-weight="bold" officeooo:rsid="0047e9b8" officeooo:paragraph-rsid="0047e9b8" style:font-weight-asian="bold" style:font-weight-complex="bold"/>
    </style:style>
    <style:style style:name="P6" style:family="paragraph" style:parent-style-name="Standard">
      <style:text-properties fo:font-weight="bold" officeooo:rsid="004c2a78" officeooo:paragraph-rsid="004c2a78" style:font-weight-asian="bold" style:font-weight-complex="bold"/>
    </style:style>
    <style:style style:name="P7" style:family="paragraph" style:parent-style-name="Standard">
      <style:text-properties style:font-name="Ubuntu" fo:font-weight="bold" officeooo:rsid="001e2280" officeooo:paragraph-rsid="001e2280" style:font-weight-asian="bold" style:font-weight-complex="bold"/>
    </style:style>
    <style:style style:name="P8" style:family="paragraph" style:parent-style-name="Standard">
      <style:text-properties style:font-name="Ubuntu" fo:font-weight="bold" officeooo:rsid="001f15f9" officeooo:paragraph-rsid="001f15f9" style:font-weight-asian="bold" style:font-weight-complex="bold"/>
    </style:style>
    <style:style style:name="P9" style:family="paragraph" style:parent-style-name="Standard">
      <style:text-properties style:font-name="Ubuntu" fo:font-weight="normal" officeooo:rsid="001e2280" officeooo:paragraph-rsid="001e2280" style:font-weight-asian="normal" style:font-weight-complex="normal"/>
    </style:style>
    <style:style style:name="P10" style:family="paragraph" style:parent-style-name="Standard">
      <style:text-properties style:font-name="Ubuntu" fo:font-weight="normal" officeooo:rsid="00213250" officeooo:paragraph-rsid="00213250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2a298d" officeooo:paragraph-rsid="002b98e9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2a298d" officeooo:paragraph-rsid="003c5d71" style:font-weight-asian="normal" style:font-weight-complex="normal"/>
    </style:style>
    <style:style style:name="P13" style:family="paragraph" style:parent-style-name="Standard">
      <style:text-properties fo:font-weight="normal" officeooo:rsid="002a298d" officeooo:paragraph-rsid="002d02a4" style:font-weight-asian="normal" style:font-weight-complex="normal"/>
    </style:style>
    <style:style style:name="P14" style:family="paragraph" style:parent-style-name="Standard" style:list-style-name="L3">
      <style:text-properties fo:font-weight="normal" officeooo:rsid="002a298d" officeooo:paragraph-rsid="003c5d71" style:font-weight-asian="normal" style:font-weight-complex="normal"/>
    </style:style>
    <style:style style:name="P15" style:family="paragraph" style:parent-style-name="Standard" style:list-style-name="L4">
      <style:text-properties fo:font-weight="normal" officeooo:rsid="002a298d" officeooo:paragraph-rsid="00434b1d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2a298d" officeooo:paragraph-rsid="0047da0d" style:font-weight-asian="normal" style:font-weight-complex="normal"/>
    </style:style>
    <style:style style:name="P17" style:family="paragraph" style:parent-style-name="Standard">
      <style:text-properties fo:font-weight="normal" officeooo:rsid="002a298d" officeooo:paragraph-rsid="00434b1d" style:font-weight-asian="normal" style:font-weight-complex="normal"/>
    </style:style>
    <style:style style:name="P18" style:family="paragraph" style:parent-style-name="Standard">
      <style:text-properties fo:font-weight="normal" officeooo:rsid="002a298d" officeooo:paragraph-rsid="0047da0d" style:font-weight-asian="normal" style:font-weight-complex="normal"/>
    </style:style>
    <style:style style:name="P19" style:family="paragraph" style:parent-style-name="Standard" style:list-style-name="L5">
      <style:text-properties fo:font-weight="normal" officeooo:rsid="002a298d" officeooo:paragraph-rsid="0047e9b8" style:font-weight-asian="normal" style:font-weight-complex="normal"/>
    </style:style>
    <style:style style:name="P20" style:family="paragraph" style:parent-style-name="Standard" style:list-style-name="L5">
      <style:text-properties fo:font-weight="normal" officeooo:rsid="002a298d" officeooo:paragraph-rsid="005378d1" style:font-weight-asian="normal" style:font-weight-complex="normal"/>
    </style:style>
    <style:style style:name="P21" style:family="paragraph" style:parent-style-name="Standard">
      <style:text-properties fo:font-weight="normal" officeooo:rsid="002a298d" officeooo:paragraph-rsid="0047e9b8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3f173c" officeooo:paragraph-rsid="003f173c" style:font-weight-asian="normal" style:font-weight-complex="normal"/>
    </style:style>
    <style:style style:name="P23" style:family="paragraph" style:parent-style-name="Standard" style:list-style-name="L4">
      <style:text-properties fo:font-weight="normal" officeooo:rsid="003f173c" officeooo:paragraph-rsid="00451204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3f173c" officeooo:paragraph-rsid="0047e9b8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3f173c" officeooo:paragraph-rsid="004e0386" style:font-weight-asian="normal" style:font-weight-complex="normal"/>
    </style:style>
    <style:style style:name="P26" style:family="paragraph" style:parent-style-name="Standard" style:list-style-name="L4">
      <style:text-properties fo:font-weight="normal" officeooo:rsid="003fdd64" officeooo:paragraph-rsid="003fdd64" style:font-weight-asian="normal" style:font-weight-complex="normal"/>
    </style:style>
    <style:style style:name="P27" style:family="paragraph" style:parent-style-name="Standard" style:list-style-name="L4">
      <style:text-properties fo:font-weight="normal" officeooo:rsid="003fdd64" officeooo:paragraph-rsid="00451204" style:font-weight-asian="normal" style:font-weight-complex="normal"/>
    </style:style>
    <style:style style:name="P28" style:family="paragraph" style:parent-style-name="Standard" style:list-style-name="L4">
      <style:text-properties fo:font-weight="normal" officeooo:rsid="00415880" officeooo:paragraph-rsid="00415880" style:font-weight-asian="normal" style:font-weight-complex="normal"/>
    </style:style>
    <style:style style:name="P29" style:family="paragraph" style:parent-style-name="Standard" style:list-style-name="L4">
      <style:text-properties fo:font-weight="normal" officeooo:rsid="00451204" officeooo:paragraph-rsid="00451204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47e9b8" officeooo:paragraph-rsid="0047e9b8" style:font-weight-asian="normal" style:font-weight-complex="normal"/>
    </style:style>
    <style:style style:name="P31" style:family="paragraph" style:parent-style-name="Standard" style:list-style-name="L5">
      <style:text-properties fo:font-weight="normal" officeooo:rsid="0038303c" officeooo:paragraph-rsid="0049a784" style:font-weight-asian="normal" style:font-weight-complex="normal"/>
    </style:style>
    <style:style style:name="P32" style:family="paragraph" style:parent-style-name="Standard">
      <style:text-properties fo:font-weight="normal" officeooo:rsid="0038303c" officeooo:paragraph-rsid="0049a784" style:font-weight-asian="normal" style:font-weight-complex="normal"/>
    </style:style>
    <style:style style:name="P33" style:family="paragraph" style:parent-style-name="Standard" style:list-style-name="L5">
      <style:text-properties fo:font-weight="normal" officeooo:rsid="004f1c62" officeooo:paragraph-rsid="004f1c62" style:font-weight-asian="normal" style:font-weight-complex="normal"/>
    </style:style>
    <style:style style:name="P34" style:family="paragraph" style:parent-style-name="Standard" style:list-style-name="L5">
      <style:text-properties fo:font-weight="normal" officeooo:rsid="00519445" officeooo:paragraph-rsid="00519445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46f09" officeooo:paragraph-rsid="00557716" style:font-weight-asian="normal" style:font-weight-complex="normal"/>
    </style:style>
    <style:style style:name="P36" style:family="paragraph" style:parent-style-name="Standard" style:list-style-name="L1">
      <style:text-properties officeooo:paragraph-rsid="00235edb"/>
    </style:style>
    <style:style style:name="P37" style:family="paragraph" style:parent-style-name="Standard" style:list-style-name="L2">
      <style:text-properties officeooo:paragraph-rsid="002569a0"/>
    </style:style>
    <style:style style:name="P38" style:family="paragraph" style:parent-style-name="Standard" style:list-style-name="L2">
      <style:text-properties officeooo:paragraph-rsid="003c5d71"/>
    </style:style>
    <style:style style:name="P39" style:family="paragraph" style:parent-style-name="Standard" style:list-style-name="L2">
      <style:text-properties officeooo:rsid="00246f09" officeooo:paragraph-rsid="00246f09"/>
    </style:style>
    <style:style style:name="P40" style:family="paragraph" style:parent-style-name="Standard" style:list-style-name="L3">
      <style:text-properties officeooo:rsid="00246f09" officeooo:paragraph-rsid="0038303c"/>
    </style:style>
    <style:style style:name="P41" style:family="paragraph" style:parent-style-name="Standard" style:list-style-name="L5">
      <style:text-properties officeooo:rsid="00246f09" officeooo:paragraph-rsid="0049a784"/>
    </style:style>
    <style:style style:name="P42" style:family="paragraph" style:parent-style-name="Standard" style:list-style-name="L2">
      <style:text-properties officeooo:rsid="0025e5a7" officeooo:paragraph-rsid="0025e5a7"/>
    </style:style>
    <style:style style:name="P43" style:family="paragraph" style:parent-style-name="Standard">
      <style:text-properties officeooo:rsid="0025e5a7" officeooo:paragraph-rsid="0025e5a7"/>
    </style:style>
    <style:style style:name="P44" style:family="paragraph" style:parent-style-name="Standard" style:list-style-name="L3">
      <style:text-properties officeooo:paragraph-rsid="0032e6a4"/>
    </style:style>
    <style:style style:name="P45" style:family="paragraph" style:parent-style-name="Standard" style:list-style-name="L3">
      <style:text-properties officeooo:rsid="00342a76" officeooo:paragraph-rsid="00342a76"/>
    </style:style>
    <style:style style:name="P46" style:family="paragraph" style:parent-style-name="Standard" style:list-style-name="L3">
      <style:text-properties officeooo:rsid="00361e5e" officeooo:paragraph-rsid="00361e5e"/>
    </style:style>
    <style:style style:name="P47" style:family="paragraph" style:parent-style-name="Standard" style:list-style-name="L3">
      <style:text-properties officeooo:rsid="0038303c" officeooo:paragraph-rsid="0038ecb8"/>
    </style:style>
    <style:style style:name="P48" style:family="paragraph" style:parent-style-name="Standard">
      <style:text-properties officeooo:rsid="0038303c" officeooo:paragraph-rsid="0038ecb8"/>
    </style:style>
    <style:style style:name="P49" style:family="paragraph" style:parent-style-name="Title">
      <style:text-properties officeooo:rsid="003ae9e8" officeooo:paragraph-rsid="003ae9e8"/>
    </style:style>
    <style:style style:name="T1" style:family="text">
      <style:text-properties style:font-name="Ubuntu" fo:font-weight="normal" style:font-weight-asian="normal" style:font-weight-complex="normal"/>
    </style:style>
    <style:style style:name="T2" style:family="text">
      <style:text-properties style:font-name="Ubuntu" fo:font-weight="normal" officeooo:rsid="001e2280" style:font-weight-asian="normal" style:font-weight-complex="normal"/>
    </style:style>
    <style:style style:name="T3" style:family="text">
      <style:text-properties style:font-name="Ubuntu" fo:font-weight="normal" officeooo:rsid="001f3572" style:font-weight-asian="normal" style:font-weight-complex="normal"/>
    </style:style>
    <style:style style:name="T4" style:family="text">
      <style:text-properties style:font-name="Ubuntu" fo:font-weight="normal" officeooo:rsid="00213250" style:font-weight-asian="normal" style:font-weight-complex="normal"/>
    </style:style>
    <style:style style:name="T5" style:family="text">
      <style:text-properties style:font-name="Ubuntu" fo:font-weight="normal" officeooo:rsid="00246f09" style:font-weight-asian="normal" style:font-weight-complex="normal"/>
    </style:style>
    <style:style style:name="T6" style:family="text">
      <style:text-properties style:font-name="Ubuntu" fo:font-weight="normal" officeooo:rsid="002569a0" style:font-weight-asian="normal" style:font-weight-complex="normal"/>
    </style:style>
    <style:style style:name="T7" style:family="text">
      <style:text-properties style:font-name="Ubuntu" fo:font-weight="normal" officeooo:rsid="0025e5a7" style:font-weight-asian="normal" style:font-weight-complex="normal"/>
    </style:style>
    <style:style style:name="T8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Ubuntu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Ubuntu" fo:font-style="normal" fo:font-weight="normal" officeooo:rsid="0027a971" style:font-style-asian="normal" style:font-weight-asian="normal" style:font-style-complex="normal" style:font-weight-complex="normal"/>
    </style:style>
    <style:style style:name="T11" style:family="text">
      <style:text-properties style:font-name="Ubuntu" fo:font-style="normal" fo:font-weight="normal" officeooo:rsid="002f6bbd" style:font-style-asian="normal" style:font-weight-asian="normal" style:font-style-complex="normal" style:font-weight-complex="normal"/>
    </style:style>
    <style:style style:name="T12" style:family="text">
      <style:text-properties style:font-name="Ubuntu" fo:font-style="normal" fo:font-weight="normal" officeooo:rsid="001e2280" style:font-style-asian="normal" style:font-weight-asian="normal" style:font-style-complex="normal" style:font-weight-complex="normal"/>
    </style:style>
    <style:style style:name="T13" style:family="text">
      <style:text-properties style:font-name="Ubuntu" fo:font-style="normal" fo:font-weight="normal" officeooo:rsid="00246f09" style:font-style-asian="normal" style:font-weight-asian="normal" style:font-style-complex="normal" style:font-weight-complex="normal"/>
    </style:style>
    <style:style style:name="T14" style:family="text">
      <style:text-properties style:font-name="Ubuntu" fo:font-style="normal" fo:font-weight="normal" officeooo:rsid="002569a0" style:font-style-asian="normal" style:font-weight-asian="normal" style:font-style-complex="normal" style:font-weight-complex="normal"/>
    </style:style>
    <style:style style:name="T15" style:family="text">
      <style:text-properties style:font-name="Ubuntu" fo:font-style="normal" fo:font-weight="normal" officeooo:rsid="00303fa0" style:font-style-asian="normal" style:font-weight-asian="normal" style:font-style-complex="normal" style:font-weight-complex="normal"/>
    </style:style>
    <style:style style:name="T16" style:family="text">
      <style:text-properties style:font-name="Ubuntu" fo:font-style="normal" fo:font-weight="normal" officeooo:rsid="0025e5a7" style:font-style-asian="normal" style:font-weight-asian="normal" style:font-style-complex="normal" style:font-weight-complex="normal"/>
    </style:style>
    <style:style style:name="T17" style:family="text">
      <style:text-properties style:font-name="Ubuntu" fo:font-style="normal" fo:font-weight="normal" officeooo:rsid="0038303c" style:font-style-asian="normal" style:font-weight-asian="normal" style:font-style-complex="normal" style:font-weight-complex="normal"/>
    </style:style>
    <style:style style:name="T18" style:family="text">
      <style:text-properties style:font-name="Ubuntu" fo:font-style="normal" style:font-style-asian="normal" style:font-style-complex="normal"/>
    </style:style>
    <style:style style:name="T19" style:family="text">
      <style:text-properties style:font-name="Ubuntu" fo:font-style="normal" officeooo:rsid="0027a971" style:font-style-asian="normal" style:font-style-complex="normal"/>
    </style:style>
    <style:style style:name="T20" style:family="text">
      <style:text-properties style:font-name="Ubuntu" fo:font-style="normal" officeooo:rsid="001e2280" style:font-style-asian="normal" style:font-style-complex="normal"/>
    </style:style>
    <style:style style:name="T21" style:family="text">
      <style:text-properties style:font-name="Ubuntu" fo:font-style="normal" officeooo:rsid="00246f09" style:font-style-asian="normal" style:font-style-complex="normal"/>
    </style:style>
    <style:style style:name="T22" style:family="text">
      <style:text-properties style:font-name="Ubuntu" fo:font-style="normal" officeooo:rsid="002569a0" style:font-style-asian="normal" style:font-style-complex="normal"/>
    </style:style>
    <style:style style:name="T23" style:family="text">
      <style:text-properties style:font-name="Ubuntu" fo:font-style="normal" officeooo:rsid="00213250" style:font-style-asian="normal" style:font-style-complex="normal"/>
    </style:style>
    <style:style style:name="T24" style:family="text">
      <style:text-properties style:font-name="Ubuntu" fo:font-style="normal" officeooo:rsid="002b98e9" style:font-style-asian="normal" style:font-style-complex="normal"/>
    </style:style>
    <style:style style:name="T25" style:family="text">
      <style:text-properties style:font-name="Ubuntu" fo:font-style="normal" officeooo:rsid="001f3572" style:font-style-asian="normal" style:font-style-complex="normal"/>
    </style:style>
    <style:style style:name="T26" style:family="text">
      <style:text-properties style:font-name="Ubuntu" fo:font-style="normal" officeooo:rsid="00434b1d" style:font-style-asian="normal" style:font-style-complex="normal"/>
    </style:style>
    <style:style style:name="T27" style:family="text">
      <style:text-properties style:font-name="Ubuntu" fo:font-style="normal" officeooo:rsid="0025e5a7" style:font-style-asian="normal" style:font-style-complex="normal"/>
    </style:style>
    <style:style style:name="T28" style:family="text">
      <style:text-properties style:font-name="Ubuntu" fo:font-style="normal" officeooo:rsid="002f6bbd" style:font-style-asian="normal" style:font-style-complex="normal"/>
    </style:style>
    <style:style style:name="T29" style:family="text">
      <style:text-properties style:font-name="Ubuntu" fo:font-style="normal" officeooo:rsid="004a325d" style:font-style-asian="normal" style:font-style-complex="normal"/>
    </style:style>
    <style:style style:name="T30" style:family="text">
      <style:text-properties style:font-name="Ubuntu" fo:font-style="normal" officeooo:rsid="0052063b" style:font-style-asian="normal" style:font-style-complex="normal"/>
    </style:style>
    <style:style style:name="T31" style:family="text">
      <style:text-properties style:font-name="Ubuntu" fo:font-style="normal" officeooo:rsid="0038303c" style:font-style-asian="normal" style:font-style-complex="normal"/>
    </style:style>
    <style:style style:name="T32" style:family="text">
      <style:text-properties style:font-name="Ubuntu" fo:font-style="normal" officeooo:rsid="00303fa0" style:font-style-asian="normal" style:font-style-complex="normal"/>
    </style:style>
    <style:style style:name="T33" style:family="text">
      <style:text-properties style:font-name="Ubuntu" fo:font-style="normal" officeooo:rsid="00557716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Auditoría de accesibilidad</text:p>
      <text:p text:style-name="P7"/>
      <text:p text:style-name="P7">Inicio.html</text:p>
      <text:list xml:id="list2061706899679873595" text:style-name="L1">
        <text:list-item>
          <text:p text:style-name="P36"><text:span text:style-name="T2">El contraste </text:span><text:span text:style-name="T5">entre el fondo y el elemento del contenido no </text:span><text:span text:style-name="T6">es</text:span><text:span text:style-name="T5"> suficiente</text:span><text:span text:style-name="T2">: </text:span><text:span text:style-name="T3">Botón “Acceder”.</text:span></text:p>
          <text:p text:style-name="P36"><text:span text:style-name="T3">Se considerará la elección de un color diferente.</text:span></text:p>
        </text:list-item>
      </text:list>
      <text:p text:style-name="P9"/>
      <text:p text:style-name="P8">PacientesResultados.html</text:p>
      <text:list xml:id="list2072396909953613447" text:style-name="L2">
        <text:list-item>
          <text:p text:style-name="P37"><text:span text:style-name="T2">El contraste </text:span><text:span text:style-name="T5">entre el fondo y el elemento del contenido no </text:span><text:span text:style-name="T6">es</text:span><text:span text:style-name="T5"> suficiente:</text:span><text:span text:style-name="T2"> </text:span><text:span text:style-name="T4">Botón “Filtrar”.</text:span></text:p>
          <text:p text:style-name="P38"><text:span text:style-name="T3">Se considerará la elección de un color diferente.</text:span></text:p>
        </text:list-item>
        <text:list-item>
          <text:p text:style-name="P39"><text:span text:style-name="T4">L</text:span><text:span text:style-name="T1">os </text:span><text:span text:style-name="T7">atributos “id” de la página no son únicos:</text:span></text:p>
          <text:p text:style-name="P42"><text:span text:style-name="T1">Se trata de los ids asociados a los </text:span><text:span text:style-name="T8">containers</text:span><text:span text:style-name="T9"> de los psicólogos y que contienen los mismos atributos. </text:span><text:span text:style-name="T11">Es el mismo elemento de contenido dispuesto de manera recursiva, por lo que n</text:span><text:span text:style-name="T10">o se modificará.</text:span></text:p>
        </text:list-item>
      </text:list>
      <text:p text:style-name="P43"/>
      <text:p text:style-name="P1"><text:span text:style-name="T19">C</text:span><text:span text:style-name="T18">uestionarioPacientes.html</text:span></text:p>
      <text:list xml:id="list190539694738494" text:continue-numbering="true" text:style-name="L2">
        <text:list-item>
          <text:p text:style-name="P11"><text:span text:style-name="T20">El contraste </text:span><text:span text:style-name="T21">entre el fondo y el elemento del contenido no </text:span><text:span text:style-name="T22">es</text:span><text:span text:style-name="T21"> suficiente:</text:span><text:span text:style-name="T20"> </text:span><text:span text:style-name="T23">Botón </text:span><text:span text:style-name="T24">“Sí” activado o “No” activado.</text:span></text:p>
          <text:p text:style-name="P12"><text:span text:style-name="T25">Se considerará la elección de un color diferente.</text:span></text:p>
        </text:list-item>
      </text:list>
      <text:p text:style-name="P13"/>
      <text:p text:style-name="P2"><text:span text:style-name="T23">P</text:span><text:span text:style-name="T18">acientesMail.html</text:span></text:p>
      <text:list xml:id="list6881938048917025053" text:style-name="L3">
        <text:list-item>
          <text:p text:style-name="P44"><text:span text:style-name="T12">El contraste </text:span><text:span text:style-name="T13">entre el fondo y el elemento del contenido no </text:span><text:span text:style-name="T14">es</text:span><text:span text:style-name="T13"> suficiente:</text:span></text:p>
          <text:list>
            <text:list-item>
              <text:p text:style-name="P44"><text:span text:style-name="T15">Botones “Pendientes”, “Aceptadas” y “Rechazadas</text:span></text:p>
            </text:list-item>
            <text:list-item>
              <text:p text:style-name="P45"><text:span text:style-name="T15">E</text:span><text:span text:style-name="T9">tiqueta con el número de peticiones de cada tipo</text:span></text:p>
            </text:list-item>
            <text:list-item>
              <text:p text:style-name="P46"><text:span text:style-name="T9">Etiqueta de estado de la petición “Pendiente de respuesta”.</text:span></text:p>
            </text:list-item>
            <text:list-item>
              <text:p text:style-name="P46"><text:span text:style-name="T9">Texto del mensaje.</text:span></text:p>
              <text:p text:style-name="P14"><text:span text:style-name="T25">Se considerará la elección de un color diferente.</text:span></text:p>
            </text:list-item>
          </text:list>
        </text:list-item>
        <text:list-item>
          <text:p text:style-name="P40"><text:span text:style-name="T17">L</text:span><text:span text:style-name="T15">os </text:span><text:span text:style-name="T16">atributos “id” de la página no son únicos:</text:span></text:p>
          <text:p text:style-name="P47"><text:span text:style-name="T16">S</text:span><text:span text:style-name="T9">e trata de los ids asociados a cada uno de los mensajes enviados y al psicólogo remitente de los mismos. </text:span><text:span text:style-name="T11">Es el mismo elemento de contenido dispuesto de manera recursiva, por lo que n</text:span><text:span text:style-name="T10">o se modificará.</text:span></text:p>
        </text:list-item>
      </text:list>
      <text:p text:style-name="P48"/>
      <text:p text:style-name="P3"><text:span text:style-name="T19">R</text:span><text:span text:style-name="T18">egistroPacientes.html</text:span></text:p>
      <text:list xml:id="list9171426562654795454" text:style-name="L4">
        <text:list-item>
          <text:p text:style-name="P22"><text:span text:style-name="T20">El contraste </text:span><text:span text:style-name="T21">entre el fondo y el elemento del contenido no </text:span><text:span text:style-name="T22">es</text:span><text:span text:style-name="T21"> suficiente:</text:span></text:p>
          <text:list>
            <text:list-item>
              <text:p text:style-name="P26"><text:span text:style-name="T21">B</text:span><text:span text:style-name="T18">otón “Acceder”</text:span></text:p>
            </text:list-item>
            <text:list-item>
              <text:p text:style-name="P26"><text:span text:style-name="T18">Enlace “Términos y condiciones de uso”</text:span></text:p>
            </text:list-item>
            <text:list-item>
              <text:p text:style-name="P26"><text:span text:style-name="T18">Botón “Registrar”</text:span></text:p>
            </text:list-item>
            <text:list-item>
              <text:p text:style-name="P28"><text:span text:style-name="T18">Enlace “Registro de psicólogos”</text:span></text:p>
              <text:p text:style-name="P15"><text:span text:style-name="T25">Se considerará la elección de un color diferente </text:span><text:span text:style-name="T26">para los botones, mientras que los enlaces se mantendrán con su color por defecto.</text:span></text:p>
            </text:list-item>
          </text:list>
        </text:list-item>
      </text:list>
      <text:p text:style-name="P17"/>
      <text:p text:style-name="P4"><text:span text:style-name="T26">R</text:span><text:span text:style-name="T18">egistroPsicologos.html</text:span></text:p>
      <text:list xml:id="list190540447760295" text:continue-numbering="true" text:style-name="L4">
        <text:list-item>
          <text:p text:style-name="P23"><text:span text:style-name="T20">El contraste </text:span><text:span text:style-name="T21">entre el fondo y el elemento del contenido no </text:span><text:span text:style-name="T22">es</text:span><text:span text:style-name="T21"> suficiente:</text:span></text:p>
          <text:list>
            <text:list-item>
              <text:p text:style-name="P27"><text:span text:style-name="T21">Botón “Acceder”</text:span></text:p>
            </text:list-item>
            <text:list-item>
              <text:p text:style-name="P29"><text:span text:style-name="T21">T</text:span><text:span text:style-name="T18">ítulo de cada paso</text:span></text:p>
            </text:list-item>
            <text:list-item>
              <text:p text:style-name="P29"><text:span text:style-name="T18">Botón “Siguiente”</text:span></text:p>
              <text:p text:style-name="P16"><text:span text:style-name="T25">Se considerará la elección de un color diferente.</text:span></text:p>
            </text:list-item>
          </text:list>
        </text:list-item>
      </text:list>
      <text:p text:style-name="P18"><text:soft-page-break/></text:p>
      <text:p text:style-name="P5"><text:span text:style-name="T25">P</text:span><text:span text:style-name="T18">sicologosMail.html</text:span></text:p>
      <text:list xml:id="list963909095065013456" text:style-name="L5">
        <text:list-item>
          <text:p text:style-name="P24"><text:span text:style-name="T20">El contraste </text:span><text:span text:style-name="T21">entre el fondo y el elemento del contenido no </text:span><text:span text:style-name="T22">es</text:span><text:span text:style-name="T21"> suficiente:</text:span></text:p>
          <text:list>
            <text:list-item>
              <text:p text:style-name="P30"><text:span text:style-name="T21">M</text:span><text:span text:style-name="T18">ismos botones y etiquetas que en PacientesMail.html</text:span></text:p>
            </text:list-item>
            <text:list-item>
              <text:p text:style-name="P30"><text:span text:style-name="T18">Botón “Aceptar”</text:span></text:p>
            </text:list-item>
            <text:list-item>
              <text:p text:style-name="P30"><text:span text:style-name="T18">Título “Diagnóstico”</text:span></text:p>
              <text:p text:style-name="P19"><text:span text:style-name="T25">Se considerará la elección de un color diferente.</text:span></text:p>
            </text:list-item>
          </text:list>
        </text:list-item>
        <text:list-item>
          <text:p text:style-name="P41"><text:span text:style-name="T17">L</text:span><text:span text:style-name="T15">os </text:span><text:span text:style-name="T16">atributos “id” de la página no son únicos:</text:span></text:p>
          <text:p text:style-name="P31"><text:span text:style-name="T27">S</text:span><text:span text:style-name="T18">e trata de los ids asociados a cada uno de los mensajes enviados y al </text:span><text:span text:style-name="T29">diagnóstico del paciente</text:span><text:span text:style-name="T18"> remitente de los mismos. </text:span><text:span text:style-name="T28">Es el mismo elemento de contenido dispuesto de manera recursiva, por lo que n</text:span><text:span text:style-name="T19">o se modificará.</text:span></text:p>
        </text:list-item>
      </text:list>
      <text:p text:style-name="P32"/>
      <text:p text:style-name="P6"><text:span text:style-name="T19">P</text:span><text:span text:style-name="T18">erfilPsicologo.html</text:span></text:p>
      <text:list xml:id="list190540618352528" text:continue-numbering="true" text:style-name="L5">
        <text:list-item>
          <text:p text:style-name="P25"><text:span text:style-name="T20">El contraste </text:span><text:span text:style-name="T21">entre el fondo y el elemento del contenido no </text:span><text:span text:style-name="T22">es</text:span><text:span text:style-name="T21"> suficiente:</text:span></text:p>
          <text:list>
            <text:list-item>
              <text:p text:style-name="P33"><text:span text:style-name="T21">T</text:span><text:span text:style-name="T18">ítulos “Formación”, “Experiencia” y “Especialidad”</text:span></text:p>
            </text:list-item>
            <text:list-item>
              <text:p text:style-name="P34"><text:span text:style-name="T18">Fecha y botón “Responder” </text:span><text:span text:style-name="T30">de cada comentario</text:span></text:p>
              <text:p text:style-name="P20"><text:span text:style-name="T25">Se considerará la elección de un color diferente.</text:span></text:p>
            </text:list-item>
          </text:list>
        </text:list-item>
        <text:list-item>
          <text:p text:style-name="P35"><text:span text:style-name="T31">L</text:span><text:span text:style-name="T32">os </text:span><text:span text:style-name="T27">atributos “id” de la página no son únicos:<text:line-break/></text:span><text:span text:style-name="T33">Se trata de los ids asociados a cada uno de los comentarios. </text:span><text:span text:style-name="T28">Es el mismo elemento de contenido dispuesto de manera recursiva, por lo que n</text:span><text:span text:style-name="T19">o se modificará.</text:span></text:p>
        </text:list-item>
      </text:list>
      <text:p text:style-name="P21"><text:span text:style-name="T25"/></text:p>
      <text:p text:style-name="P48"/>
      <text:p text:style-name="P48"><text:span text:style-name="T10"/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7:42:20.292562498</meta:creation-date>
    <meta:generator>LibreOffice/4.2.8.2$Linux_X86_64 LibreOffice_project/420m0$Build-2</meta:generator>
    <dc:date>2018-01-26T19:05:38.735798036</dc:date>
    <meta:editing-duration>PT1H21M17S</meta:editing-duration>
    <meta:editing-cycles>56</meta:editing-cycles>
    <meta:document-statistic meta:table-count="0" meta:image-count="0" meta:object-count="0" meta:page-count="2" meta:paragraph-count="48" meta:word-count="485" meta:character-count="2812" meta:non-whitespace-character-count="2414"/>
  </office:meta>
</office:document-meta>
</file>